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90.6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6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2.7-5.5 V</text:p>
          </table:table-cell>
          <table:table-cell table:style-name="ce8" office:value-type="string" calcext:value-type="string">
            <text:p>MCP4728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SOP-10</text:p>
          </table:table-cell>
          <table:table-cell table:style-name="ce8" office:value-type="string" calcext:value-type="string">
            <text:p>Quad, 12-bit DAC with I^2C interface (Standard, Fast, and high speed Modes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79-MCP4728-E/UN</text:p>
          </table:table-cell>
          <table:table-cell table:style-name="ce8"/>
          <table:table-cell table:style-name="ce8" office:value-type="float" office:value="1.94" calcext:value-type="float">
            <text:p>1.9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5,R6,R7,R8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594-MCT0603PD200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1,R2,R3,R4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594-MCT0603PD499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1">
          <table:table-cell table:style-name="ce5" office:value-type="string" calcext:value-type="string">
            <text:p>amp</text:p>
          </table:table-cell>
          <table:table-cell table:style-name="ce5" office:value-type="string" calcext:value-type="string">
            <text:p>4.5-36 V</text:p>
          </table:table-cell>
          <table:table-cell table:style-name="ce8" office:value-type="string" calcext:value-type="string">
            <text:p>OPA4197IDR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operational amplifi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95-OPA4197IDR </text:p>
          </table:table-cell>
          <table:table-cell table:style-name="ce8"/>
          <table:table-cell table:style-name="ce8" office:value-type="float" office:value="3.15" calcext:value-type="float">
            <text:p>3.1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9,R10,R11,R12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ct0603pd1003dp500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 office:value-type="string" calcext:value-type="string">
            <text:p>IMU</text:p>
          </table:table-cell>
          <table:table-cell table:style-name="ce8" office:value-type="string" calcext:value-type="string">
            <text:p>1.9 V to 3.6 V</text:p>
          </table:table-cell>
          <table:table-cell table:style-name="ce8" office:value-type="string" calcext:value-type="string">
            <text:p>LIS2DTW12TR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GA-12</text:p>
          </table:table-cell>
          <table:table-cell table:style-name="ce8" office:value-type="string" calcext:value-type="string">
            <text:p>3D digital linear acceleration sensor and 3d digital magnetic sensor, SPI/I^2C interfaces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LIS2DTW12TR </text:p>
          </table:table-cell>
          <table:table-cell table:style-name="ce8"/>
          <table:table-cell table:style-name="ce8" office:value-type="float" office:value="2.58" calcext:value-type="float">
            <text:p>2.5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 office:value-type="string" calcext:value-type="string">
            <text:p>MCU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/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C1,C2,C3,C4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81-GRM1555C1H470FA1J 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5">
          <table:table-cell table:style-name="ce5" office:value-type="string" calcext:value-type="string">
            <text:p>C8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12065D106KAT2A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 u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81-12065D106KAT2A</text:p>
          </table:table-cell>
          <table:table-cell table:style-name="ce8"/>
          <table:table-cell table:style-name="ce8" office:value-type="float" office:value="0.65" calcext:value-type="float">
            <text:p>0.6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13,R14,R15,R16,R17,R18,R19,R20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594-MCT0603PD4991DP5 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C13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C9,C10</text:p>
          </table:table-cell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C11,C12</text:p>
          </table:table-cell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C5,C6,C7,C14,C15,C16,C17,C18,C19,C20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4">
          <table:table-cell table:style-name="ce6" office:value-type="string" calcext:value-type="string">
            <text:p>BUSCNT, SWD 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ric will model</text:p>
          </table:table-cell>
          <table:table-cell table:style-name="ce8"/>
          <table:table-cell table:style-name="ce6" table:number-columns-repeated="1010"/>
        </table:table-row>
        <table:table-row table:style-name="ro3">
          <table:table-cell table:style-name="ce6" office:value-type="string" calcext:value-type="string">
            <text:p>CAN_TR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8"/>
          <table:table-cell table:style-name="ce6" table:number-columns-repeated="1010"/>
        </table:table-row>
        <table:table-row table:style-name="ro4">
          <table:table-cell table:style-name="ce6" office:value-type="string" calcext:value-type="string">
            <text:p>Reg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style-name="ce8"/>
          <table:table-cell table:style-name="ce6" table:number-columns-repeated="101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9"/>
          <table:table-cell table:formula="of:=SUMPRODUCT([.G2:.G18];[.J2:.J18])" office:value-type="float" office:value="36.794" calcext:value-type="float">
            <text:p>36.794</text:p>
          </table:table-cell>
          <table:table-cell table:number-columns-repeated="1014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24:00.257625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06-19T13:19:05.728736035</dc:date>
    <meta:editing-duration>PT22H51M29S</meta:editing-duration>
    <meta:editing-cycles>19</meta:editing-cycles>
    <meta:generator>LibreOffice/6.2.4.2$Linux_X86_64 LibreOffice_project/20$Build-2</meta:generator>
    <meta:document-statistic meta:table-count="1" meta:cell-count="210" meta:object-count="0"/>
  </office:meta>
</office:document-meta>
</file>